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Range.contains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Range.isNeg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Range.CharRange( cha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Range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arRange.CharRange( char start , char end , boolean nega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arRange.CharRange( char ch , boolean neg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Range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Range.contains( CharRange rang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harRange.ge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Range.get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Range.CharRange( char start , char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Range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